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22pt" style:font-size-asian="19.25pt" style:font-size-complex="22pt"/>
    </style:style>
    <style:style style:name="P2" style:family="paragraph" style:parent-style-name="Standard">
      <style:paragraph-properties fo:text-align="center" style:justify-single-word="false"/>
      <style:text-properties style:font-name="Trebuchet MS" fo:font-size="16pt" style:font-size-asian="14pt" style:font-size-complex="16pt"/>
    </style:style>
    <style:style style:name="P3" style:family="paragraph" style:parent-style-name="Standard">
      <style:paragraph-properties fo:text-align="start" style:justify-single-word="false"/>
      <style:text-properties style:font-name="Trebuchet MS" fo:font-size="12pt" style:font-size-asian="10.5pt" style:font-size-complex="12pt"/>
    </style:style>
    <style:style style:name="P4" style:family="paragraph" style:parent-style-name="Standard">
      <style:paragraph-properties fo:text-align="start" style:justify-single-word="false"/>
      <style:text-properties style:font-name="Trebuchet MS" fo:font-size="12pt" style:font-size-asian="10.5pt" style:font-size-complex="12pt"/>
    </style:style>
    <style:style style:name="P5" style:family="paragraph" style:parent-style-name="Standard">
      <style:paragraph-properties fo:text-align="center" style:justify-single-word="false"/>
      <style:text-properties style:font-name="Trebuchet MS" fo:font-size="12pt" style:font-size-asian="10.5pt" style:font-size-complex="12pt"/>
    </style:style>
    <style:style style:name="P6" style:family="paragraph" style:parent-style-name="Standard">
      <style:paragraph-properties fo:text-align="center" style:justify-single-word="false"/>
      <style:text-properties style:font-name="Trebuchet MS" fo:font-size="12pt" fo:font-style="italic" style:font-size-asian="10.5pt" style:font-style-asian="italic" style:font-size-complex="12pt" style:font-style-complex="italic"/>
    </style:style>
    <style:style style:name="P7" style:family="paragraph" style:parent-style-name="Standard">
      <style:paragraph-properties fo:text-align="start" style:justify-single-word="false"/>
      <style:text-properties style:font-name="Trebuchet MS"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Trebuchet MS"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rebuchet MS" fo:font-size="14pt" fo:font-style="italic" style:text-underline-style="solid" style:text-underline-width="auto" style:text-underline-color="font-color" style:font-size-asian="14pt" style:font-style-asian="italic" style:font-size-complex="14pt" style:font-style-complex="italic"/>
    </style:style>
    <style:style style:name="P10" style:family="paragraph" style:parent-style-name="Standard" style:list-style-name="L1">
      <style:paragraph-properties fo:text-align="start" style:justify-single-word="false"/>
      <style:text-properties style:font-name="Trebuchet MS" fo:font-size="14pt" fo:font-style="italic" style:text-underline-style="solid" style:text-underline-width="auto" style:text-underline-color="font-color" style:font-size-asian="14pt" style:font-style-asian="italic" style:font-size-complex="14pt" style:font-style-complex="italic"/>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MS</text:p>
      <text:p text:style-name="P2">- ReadMe d’installation -</text:p>
      <text:p text:style-name="P2"/>
      <text:p text:style-name="P2"/>
      <text:p text:style-name="P3"><text:tab/>Le dossier Code de notre rendu comprend tous les éléments nécessaires au bon fonctionnement du jeu. Pour jouer à notre version de « WORMS », il faut créer un projet via Eclipse et y importer le dossier Code.</text:p>
      <text:p text:style-name="P3"/>
      <text:p text:style-name="P3"/>
      <text:list xml:id="list5312582696003214408" text:style-name="L1">
        <text:list-item>
          <text:p text:style-name="P10">Lancer le jeu depuis Eclipse</text:p>
        </text:list-item>
      </text:list>
      <text:p text:style-name="P9"/>
      <text:p text:style-name="P3"><text:tab/>Notre projet « WORMS » utilise la librairie « Slick2D » qui facilite grandement la modélisation de décors en deux dimensions. Cette librairie est déjà téléchargée dans le dossier Code, mais pour pouvoir l’utiliser dans le jeu, quelques réglages sont encore nécessaires.</text:p>
      <text:p text:style-name="P3">Dans le nouveau projet sur Eclipse,</text:p>
      <text:p text:style-name="P3"/>
      <text:p text:style-name="P3"><text:tab/><text:tab/><text:tab/><text:span text:style-name="T1">Clic droit sur Projet &gt; Propriétés &gt; Java build path</text:span></text:p>
      <text:p text:style-name="P3"><text:tab/></text:p>
      <text:p text:style-name="P3">Il faut maintenant ajouter les cinq différents « jar » situés dans le dossier /lib à l'intérieur du dossier du projet :</text:p>
      <text:p text:style-name="P3"><text:tab/>-jinput.jar</text:p>
      <text:p text:style-name="P3"><text:tab/>-lwjgl.jar</text:p>
      <text:p text:style-name="P3"><text:tab/>-slick.jar</text:p>
      <text:p text:style-name="P3"><text:tab/>-jogg-0.0.7.jar</text:p>
      <text:p text:style-name="P3"><text:tab/>-jorbis-0.0.1.5.jar</text:p>
      <text:p text:style-name="P3"/>
      <text:p text:style-name="P3">Lancez ensuite la classe StateGame contenant le main. Si une erreur survient, allez dans </text:p>
      <text:p text:style-name="P3"/>
      <text:p text:style-name="P6">Run &gt; Run Configurations &gt; Java Application &gt; StateGame, onglet Arguments</text:p>
      <text:p text:style-name="P5"/>
      <text:p text:style-name="P3">Dans la zone « VM Arguments », tapez :</text:p>
      <text:p text:style-name="P3"/>
      <text:p text:style-name="P6">-Djava.library.path=lib/natives</text:p>
      <text:p text:style-name="P6"/>
      <text:p text:style-name="P8">Relancez le programme, le jeu se lance.</text:p>
      <text:p text:style-name="P9"/>
      <text:p text:style-name="P9"/>
      <text:p text:style-name="P9"/>
      <text:list xml:id="list35682652" text:continue-numbering="true" text:style-name="L1">
        <text:list-item>
          <text:p text:style-name="P10">Lancer directement le jeu</text:p>
        </text:list-item>
      </text:list>
      <text:p text:style-name="P7"/>
      <text:p text:style-name="P7">Vous pouvez également lancer directement le jeu en double-cliquant sur « <text:span text:style-name="T1">Worms.jar</text:span> » dans le menu du proje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uis Boriasse</meta:initial-creator>
    <meta:creation-date>2017-04-10T09:21:40.633000000</meta:creation-date>
    <dc:date>2017-04-13T15:48:12.70</dc:date>
    <meta:editing-duration>PT15M10S</meta:editing-duration>
    <meta:editing-cycles>7</meta:editing-cycles>
    <meta:generator>OpenOffice/4.1.1$Win32 OpenOffice.org_project/411m6$Build-9775</meta:generator>
    <meta:document-statistic meta:table-count="0" meta:image-count="0" meta:object-count="0" meta:page-count="1" meta:paragraph-count="21" meta:word-count="199" meta:character-count="1223"/>
  </office:meta>
</office:document-meta>
</file>